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cd23c" officeooo:paragraph-rsid="001cd23c"/>
    </style:style>
    <style:style style:name="P2" style:family="paragraph" style:parent-style-name="Preformatted_20_Text">
      <style:text-properties officeooo:rsid="00254a6f" officeooo:paragraph-rsid="00254a6f"/>
    </style:style>
    <style:style style:name="P3" style:family="paragraph" style:parent-style-name="Preformatted_20_Text">
      <style:text-properties officeooo:rsid="00256385" officeooo:paragraph-rsid="00256385"/>
    </style:style>
    <style:style style:name="P4" style:family="paragraph" style:parent-style-name="Preformatted_20_Text" style:list-style-name="L1">
      <style:text-properties officeooo:rsid="001cd23c" officeooo:paragraph-rsid="001cd23c"/>
    </style:style>
    <style:style style:name="P5" style:family="paragraph" style:parent-style-name="Preformatted_20_Text" style:list-style-name="L2">
      <style:text-properties officeooo:rsid="001cd23c" officeooo:paragraph-rsid="001cd23c"/>
    </style:style>
    <style:style style:name="P6" style:family="paragraph" style:parent-style-name="Preformatted_20_Text" style:list-style-name="L1">
      <style:text-properties officeooo:rsid="001f5ca9" officeooo:paragraph-rsid="001f5ca9"/>
    </style:style>
    <style:style style:name="P7" style:family="paragraph" style:parent-style-name="Preformatted_20_Text" style:list-style-name="L2">
      <style:text-properties officeooo:rsid="001f5ca9" officeooo:paragraph-rsid="001f5ca9"/>
    </style:style>
    <style:style style:name="P8" style:family="paragraph" style:parent-style-name="Preformatted_20_Text" style:list-style-name="L3">
      <style:text-properties officeooo:rsid="001f5ca9" officeooo:paragraph-rsid="001f5ca9"/>
    </style:style>
    <style:style style:name="P9" style:family="paragraph" style:parent-style-name="Preformatted_20_Text" style:list-style-name="L1">
      <style:text-properties officeooo:rsid="0024c3fd" officeooo:paragraph-rsid="0024c3fd"/>
    </style:style>
    <style:style style:name="P10" style:family="paragraph" style:parent-style-name="Preformatted_20_Text" style:list-style-name="L3">
      <style:text-properties officeooo:rsid="001d6b7e" officeooo:paragraph-rsid="001d6b7e"/>
    </style:style>
    <style:style style:name="P11" style:family="paragraph" style:parent-style-name="Preformatted_20_Text" style:list-style-name="L3">
      <style:text-properties officeooo:rsid="001d6b7e" officeooo:paragraph-rsid="0025314a"/>
    </style:style>
    <style:style style:name="P12" style:family="paragraph" style:parent-style-name="Preformatted_20_Text" style:list-style-name="L3">
      <style:text-properties officeooo:rsid="0020c944" officeooo:paragraph-rsid="0020c944"/>
    </style:style>
    <style:style style:name="P13" style:family="paragraph" style:parent-style-name="Preformatted_20_Text" style:list-style-name="L3">
      <style:text-properties officeooo:rsid="00223ffd" officeooo:paragraph-rsid="00223ffd"/>
    </style:style>
    <style:style style:name="P14" style:family="paragraph" style:parent-style-name="Preformatted_20_Text" style:list-style-name="L3">
      <style:text-properties officeooo:rsid="0020d301" officeooo:paragraph-rsid="0020d301"/>
    </style:style>
    <style:style style:name="P15" style:family="paragraph" style:parent-style-name="Preformatted_20_Text" style:list-style-name="L3">
      <style:text-properties officeooo:rsid="0023f0c1" officeooo:paragraph-rsid="0023f0c1"/>
    </style:style>
    <style:style style:name="P16" style:family="paragraph" style:parent-style-name="Preformatted_20_Text" style:list-style-name="L3">
      <style:text-properties officeooo:rsid="0025314a" officeooo:paragraph-rsid="0025314a"/>
    </style:style>
    <style:style style:name="P17" style:family="paragraph" style:parent-style-name="Preformatted_20_Text" style:list-style-name="L3">
      <style:text-properties officeooo:rsid="00254a6f" officeooo:paragraph-rsid="00254a6f"/>
    </style:style>
    <style:style style:name="P18" style:family="paragraph" style:parent-style-name="Preformatted_20_Text" style:list-style-name="L3">
      <style:text-properties officeooo:rsid="00272a48" officeooo:paragraph-rsid="00272a48"/>
    </style:style>
    <style:style style:name="T1" style:family="text">
      <style:text-properties officeooo:rsid="001f3d8d"/>
    </style:style>
    <style:style style:name="T2" style:family="text">
      <style:text-properties officeooo:rsid="00223ffd"/>
    </style:style>
    <style:style style:name="T3" style:family="text">
      <style:text-properties officeooo:rsid="0025314a"/>
    </style:style>
    <style:style style:name="T4" style:family="text">
      <style:text-properties officeooo:rsid="00254a6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</text:p>
      <text:list xml:id="list2419277417" text:style-name="L1">
        <text:list-item>
          <text:p text:style-name="P4">Lyrik der Romantik</text:p>
        </text:list-item>
        <text:list-item>
          <text:p text:style-name="P4">Der Sandmann E.T.A Hoffmann</text:p>
          <text:list>
            <text:list-item>
              <text:p text:style-name="P6">Aufklärung vs. Romantik</text:p>
            </text:list-item>
            <text:list-item>
              <text:p text:style-name="P6">Freud → Libido, Narzissmus</text:p>
            </text:list-item>
            <text:list-item>
              <text:p text:style-name="P9">Puppe → Nathanael verliebt sich, da er selbstverliebt ist</text:p>
            </text:list-item>
            <text:list-item>
              <text:p text:style-name="P9">Trauma durch Tod von Vater, und Halluzination von Sandmann </text:p>
            </text:list-item>
          </text:list>
        </text:list-item>
        <text:list-item>
          <text:p text:style-name="P4">Corpus Delicti Juli Zeh</text:p>
          <text:list>
            <text:list-item>
              <text:p text:style-name="P6">Medizindiktatur</text:p>
            </text:list-item>
            <text:list-item>
              <text:p text:style-name="P6">Juli Zeh → Corona Leugnerin</text:p>
            </text:list-item>
            <text:list-item>
              <text:p text:style-name="P6">System instabil</text:p>
            </text:list-item>
            <text:list-item>
              <text:p text:style-name="P6">Mia Holl</text:p>
            </text:list-item>
            <text:list-item>
              <text:p text:style-name="P6">Moritz Holl bringt sich um in Gefangenschaft</text:p>
            </text:list-item>
          </text:list>
        </text:list-item>
      </text:list>
      <text:p text:style-name="P1">Q2.</text:p>
      <text:list xml:id="list2185862228" text:style-name="L2">
        <text:list-item>
          <text:p text:style-name="P5">Georg Büchner: Woyzeck</text:p>
          <text:list>
            <text:list-item>
              <text:p text:style-name="P7">Ständegesellschaft</text:p>
            </text:list-item>
            <text:list-item>
              <text:p text:style-name="P7">Kritik an damaliger Gesellschaft seitens Büchner</text:p>
            </text:list-item>
            <text:list-item>
              <text:p text:style-name="P7">Industrialisierung</text:p>
            </text:list-item>
            <text:list-item>
              <text:p text:style-name="P7">Frau von Woyzeck will im Stand aufsteigen</text:p>
            </text:list-item>
          </text:list>
        </text:list-item>
        <text:list-item>
          <text:p text:style-name="P5">Verfilmung Woyzeck</text:p>
        </text:list-item>
        <text:list-item>
          <text:p text:style-name="P5">Redeanalyse</text:p>
        </text:list-item>
      </text:list>
      <text:p text:style-name="P1">Q3.</text:p>
      <text:list xml:id="list3154321255" text:style-name="L3">
        <text:list-item>
          <text:p text:style-name="P10">Faust 1: <text:span text:style-name="T1">Johann Wolfgang von </text:span>Goehte</text:p>
          <text:list>
            <text:list-item>
              <text:p text:style-name="P8">Gelehrtentragödie</text:p>
              <text:list>
                <text:list-item>
                  <text:p text:style-name="P8">Genuss Definition</text:p>
                </text:list-item>
                <text:list-item>
                  <text:p text:style-name="P12">streben nach Wissen vs. Bedürfnis nach Genuss</text:p>
                </text:list-item>
                <text:list-item>
                  <text:p text:style-name="P12">gefühlte Sinnlosigkeit</text:p>
                </text:list-item>
                <text:list-item>
                  <text:p text:style-name="P12">Wette mit Mephistos</text:p>
                </text:list-item>
                <text:list-item>
                  <text:p text:style-name="P12">Mephisto beeinflusst Faust zu, bösen hin</text:p>
                </text:list-item>
              </text:list>
            </text:list-item>
            <text:list-item>
              <text:p text:style-name="P8">Gretchentragödie</text:p>
              <text:list>
                <text:list-item>
                  <text:p text:style-name="P12">Gretchen ist Opfer von Mephistos und Fausts Spiel</text:p>
                </text:list-item>
                <text:list-item>
                  <text:p text:style-name="P12">Bruder wird von Faust und/oder Mephisto getötet und gibt ihr die Schuld</text:p>
                </text:list-item>
                <text:list-item>
                  <text:p text:style-name="P12">Schwanger von Faust</text:p>
                </text:list-item>
                <text:list-item>
                  <text:p text:style-name="P12">Ins Gefängnis, das sie das Kind abtreibt</text:p>
                </text:list-item>
                <text:list-item>
                  <text:p text:style-name="P12">Ihre Mutter stirbt von Mephistos Gift</text:p>
                </text:list-item>
                <text:list-item>
                  <text:p text:style-name="P12">!14 Jahre alt!</text:p>
                </text:list-item>
                <text:list-item>
                  <text:p text:style-name="P12">Naiv</text:p>
                </text:list-item>
                <text:list-item>
                  <text:p text:style-name="P12">?Sie sieht den wahren Faust zum Schluss?</text:p>
                </text:list-item>
                <text:list-item>
                  <text:p text:style-name="P13">Wird verrückt</text:p>
                </text:list-item>
              </text:list>
            </text:list-item>
            <text:list-item>
              <text:p text:style-name="P8">Mephistos Rolle</text:p>
              <text:list>
                <text:list-item>
                  <text:p text:style-name="P14">nicht ganz klar</text:p>
                </text:list-item>
                <text:list-item>
                  <text:p text:style-name="P14">?ausstehende Darstellung von Fausts inneren Seite (ES nach Freud)?</text:p>
                </text:list-item>
                <text:list-item>
                  <text:p text:style-name="P14">?<text:span text:style-name="T2">Böse A</text:span>ußenwelt, die Faust <text:span text:style-name="T2">in den Wahnsinn treibt?</text:span></text:p>
                </text:list-item>
              </text:list>
            </text:list-item>
            <text:list-item>
              <text:p text:style-name="P12">Gott vs. Mephistos</text:p>
              <text:list>
                <text:list-item>
                  <text:p text:style-name="P12">Menschenbild</text:p>
                  <text:list>
                    <text:list-item>
                      <text:p text:style-name="P12">Gott → Baum der genährt werden muss und der durch Böses wächst</text:p>
                    </text:list-item>
                    <text:list-item>
                      <text:p text:style-name="P12">Mephisto → Menschen sind wie Ungeziefer</text:p>
                    </text:list-item>
                  </text:list>
                </text:list-item>
                <text:list-item>
                  <text:p text:style-name="P12">Wette</text:p>
                  <text:list>
                    <text:list-item>
                      <text:p text:style-name="P15">Mephisto wettet, dass er Faust zum Bösen verführen kann</text:p>
                    </text:list-item>
                    <text:list-item>
                      <text:p text:style-name="P15">Gott wettet auf das gute im Menschen</text:p>
                    </text:list-item>
                    <text:list-item>
                      <text:p text:style-name="P12">Mephisto kann nicht gewinnen, da er Teil von Gottes Schöpfung ist</text:p>
                    </text:list-item>
                    <text:list-item>
                      <text:p text:style-name="P12">Mephistos Überschätzung: er, das Böse, ist der Anfang und alles</text:p>
                      <text:list>
                        <text:list-item>
                          <text:p text:style-name="P12">Wenn (Bibel == Richtig) ==&gt; {Mephisto hat nicht recht}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">Lyrik des Expressionismus</text:p>
          <text:list>
            <text:list-item>
              <text:p text:style-name="P18">Prosa</text:p>
            </text:list-item>
            <text:list-item>
              <text:p text:style-name="P16">Motive</text:p>
              <text:list>
                <text:list-item>
                  <text:p text:style-name="P16">Stadt</text:p>
                </text:list-item>
                <text:list-item>
                  <text:p text:style-name="P16">Krieg</text:p>
                </text:list-item>
                <text:list-item>
                  <text:p text:style-name="P16">Verlust der Individualität</text:p>
                </text:list-item>
              </text:list>
            </text:list-item>
            <text:list-item>
              <text:p text:style-name="P16">1905-1925</text:p>
              <text:list>
                <text:list-item>
                  <text:p text:style-name="P16">1.Weltkrieg</text:p>
                  <text:list>
                    <text:list-item>
                      <text:p text:style-name="P16">Kriegsbegeisterung vs. Scheitern es Krieges</text:p>
                    </text:list-item>
                    <text:list-item>
                      <text:p text:style-name="P11"><text:span text:style-name="T3">Wilhelmismus → </text:span><text:span text:style-name="T4">verschönerte Version eines realen Motives</text:span> </text:p>
                    </text:list-item>
                  </text:list>
                </text:list-item>
              </text:list>
            </text:list-item>
            <text:list-item>
              <text:p text:style-name="P17"><text:soft-page-break/>Mindset</text:p>
              <text:list>
                <text:list-item>
                  <text:p text:style-name="P17">für Individualismus</text:p>
                </text:list-item>
                <text:list-item>
                  <text:p text:style-name="P17">gegen Wilhelmismus</text:p>
                </text:list-item>
              </text:list>
            </text:list-item>
          </text:list>
        </text:list-item>
      </text:list>
      <text:p text:style-name="P2"/>
      <text:p text:style-name="P2"/>
      <text:p text:style-name="P3">Allgemeines:</text:p>
      <text:p text:style-name="P3"><text:tab/>Gedichtvergleich</text:p>
      <text:p text:style-name="P3"><text:tab/>Analyse</text:p>
      <text:p text:style-name="P3"><text:tab/>Stilmittel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1-09T13:56:33.439780183</dc:date>
    <meta:editing-duration>PT18M45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2" meta:paragraph-count="70" meta:word-count="341" meta:character-count="1989" meta:non-whitespace-character-count="1776"/>
  </office:meta>
</office:document-meta>
</file>